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b3ccd" officeooo:paragraph-rsid="000b3ccd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Standard">
      <style:text-properties officeooo:rsid="000b3ccd" officeooo:paragraph-rsid="000b3c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tech2towards.blogspot.com/2023/12/how-to-install-phpmyadmin-with-nginx-in.html" text:style-name="Internet_20_link" text:visited-style-name="Visited_20_Internet_20_Link">https://tech2towards.blogspot.com/2023/12/how-to-install-phpmyadmin-with-nginx-in.html</text:a></text:p>
      <text:p text:style-name="Standard"/>
      <text:p text:style-name="P3"><text:a xlink:type="simple" xlink:href="https://www.youtube.com/watch?v=ZRqYlxgF05Y" text:style-name="Internet_20_link" text:visited-style-name="Visited_20_Internet_20_Link">https://www.youtube.com/watch?v=ZRqYlxgF05Y</text:a></text:p>
      <text:p text:style-name="Standard"/>
      <text:p text:style-name="P3">Check error logs <text:line-break/><text:line-break/>sudo tail -n 50 /var/log/nginx/phpmyadmin_error.log</text:p>
      <text:p text:style-name="P3">sudo tail -n 50 /var/log/php8.4-fpm.log</text:p>
      <text:p text:style-name="P3"/>
      <text:p text:style-name="P1">After installation, you might need to enable the extension in your <text:span text:style-name="Source_20_Text">php.ini</text:span> file. Open the configuration file:</text:p>
      <text:p text:style-name="Preformatted_20_Text">bash</text:p>
      <text:p text:style-name="Preformatted_20_Text">Copy code</text:p>
      <text:p text:style-name="P2"><text:span text:style-name="Source_20_Text">sudo vim /etc/php/8.4/fpm/php.ini</text:span></text:p>
      <text:p text:style-name="P3">;extension = mysqli <text:s text:c="3"/>//uncomment this</text:p>
      <text:p text:style-name="P3"/>
      <text:p text:style-name="P3">;extension = mbstring <text:s text:c="2"/>//uncommit this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7:46:54.588180181</meta:creation-date>
    <dc:date>2024-09-28T17:49:49.008253808</dc:date>
    <meta:editing-duration>PT2M54S</meta:editing-duration>
    <meta:editing-cycles>1</meta:editing-cycles>
    <meta:document-statistic meta:table-count="0" meta:image-count="0" meta:object-count="0" meta:page-count="1" meta:paragraph-count="10" meta:word-count="48" meta:character-count="471" meta:non-whitespace-character-count="426"/>
    <meta:generator>LibreOffice/7.3.7.2$Linux_X86_64 LibreOffice_project/30$Build-2</meta:generator>
  </office:meta>
</office:document-meta>
</file>